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c5ce" officeooo:paragraph-rsid="0011c5ce"/>
    </style:style>
    <style:style style:name="P2" style:family="paragraph" style:parent-style-name="Standard">
      <style:text-properties officeooo:rsid="0011c5ce" officeooo:paragraph-rsid="001ae8ce"/>
    </style:style>
    <style:style style:name="P3" style:family="paragraph" style:parent-style-name="Standard">
      <style:text-properties officeooo:rsid="0013020c" officeooo:paragraph-rsid="0013020c"/>
    </style:style>
    <style:style style:name="P4" style:family="paragraph" style:parent-style-name="Standard">
      <style:text-properties officeooo:rsid="0014f15a" officeooo:paragraph-rsid="0014f15a"/>
    </style:style>
    <style:style style:name="P5" style:family="paragraph" style:parent-style-name="Standard">
      <style:text-properties officeooo:rsid="00161cbd" officeooo:paragraph-rsid="00161cbd"/>
    </style:style>
    <style:style style:name="P6" style:family="paragraph" style:parent-style-name="Standard">
      <style:text-properties officeooo:rsid="00176269" officeooo:paragraph-rsid="00176269"/>
    </style:style>
    <style:style style:name="P7" style:family="paragraph" style:parent-style-name="Standard">
      <style:text-properties officeooo:rsid="001af80c" officeooo:paragraph-rsid="001af80c"/>
    </style:style>
    <style:style style:name="P8" style:family="paragraph" style:parent-style-name="Text_20_body">
      <style:text-properties officeooo:paragraph-rsid="001af80c"/>
    </style:style>
    <style:style style:name="P9" style:family="paragraph" style:parent-style-name="Text_20_body">
      <style:text-properties officeooo:rsid="001af80c" officeooo:paragraph-rsid="001af80c"/>
    </style:style>
    <style:style style:name="P10" style:family="paragraph" style:parent-style-name="Text_20_body">
      <style:text-properties officeooo:rsid="001af80c" officeooo:paragraph-rsid="001b4fe0"/>
    </style:style>
    <style:style style:name="P11" style:family="paragraph" style:parent-style-name="Standard">
      <style:text-properties officeooo:rsid="001af80c" officeooo:paragraph-rsid="001af80c"/>
    </style:style>
    <style:style style:name="P12" style:family="paragraph" style:parent-style-name="Standard">
      <style:text-properties officeooo:rsid="0027277e" officeooo:paragraph-rsid="0027277e"/>
    </style:style>
    <style:style style:name="P13" style:family="paragraph" style:parent-style-name="Text_20_body" style:list-style-name="L1">
      <style:text-properties officeooo:paragraph-rsid="00205f0f"/>
    </style:style>
    <style:style style:name="P14" style:family="paragraph" style:parent-style-name="Text_20_body" style:list-style-name="L2">
      <style:text-properties officeooo:paragraph-rsid="00205f0f"/>
    </style:style>
    <style:style style:name="P15" style:family="paragraph" style:parent-style-name="Text_20_body" style:list-style-name="L3"/>
    <style:style style:name="P16" style:family="paragraph" style:parent-style-name="Text_20_body">
      <style:text-properties officeooo:rsid="0011c5ce" officeooo:paragraph-rsid="001b4fe0"/>
    </style:style>
    <style:style style:name="P17" style:family="paragraph" style:parent-style-name="Text_20_body" style:list-style-name="L4"/>
    <style:style style:name="P18" style:family="paragraph" style:parent-style-name="Text_20_body" style:list-style-name="L3">
      <style:paragraph-properties fo:margin-top="0cm" fo:margin-bottom="0cm" loext:contextual-spacing="false"/>
    </style:style>
    <style:style style:name="P19" style:family="paragraph" style:parent-style-name="Text_20_body" style:list-style-name="L4">
      <style:paragraph-properties fo:margin-top="0cm" fo:margin-bottom="0cm" loext:contextual-spacing="false"/>
    </style:style>
    <style:style style:name="T1" style:family="text">
      <style:text-properties officeooo:rsid="00176269"/>
    </style:style>
    <style:style style:name="T2" style:family="text">
      <style:text-properties officeooo:rsid="00182fce"/>
    </style:style>
    <style:style style:name="T3" style:family="text">
      <style:text-properties officeooo:rsid="001ae8ce"/>
    </style:style>
    <style:style style:name="T4" style:family="text">
      <style:text-properties officeooo:rsid="001af80c"/>
    </style:style>
    <style:style style:name="T5" style:family="text">
      <style:text-properties officeooo:rsid="0011c5ce"/>
    </style:style>
    <style:style style:name="T6" style:family="text">
      <style:text-properties officeooo:rsid="001b4fe0"/>
    </style:style>
    <style:style style:name="T7" style:family="text">
      <style:text-properties officeooo:rsid="001d0f07"/>
    </style:style>
    <style:style style:name="T8" style:family="text">
      <style:text-properties officeooo:rsid="002157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N Data Logger</text:p>
      <text:p text:style-name="P1">---------------------------------------------</text:p>
      <text:p text:style-name="P1"/>
      <text:p text:style-name="P1"/>
      <text:p text:style-name="P7">Implementation 1 : Basic CAN protocol implementation</text:p>
      <text:p text:style-name="P7">--------------------------------------------------------------------</text:p>
      <text:p text:style-name="P1"><text:span text:style-name="T4">Controller : </text:span>ESP32</text:p>
      <text:p text:style-name="P8"><text:span text:style-name="T4">Transceiver : </text:span>SN65HVD230 CAN Board Network Transceiver Evaluation Development Module</text:p>
      <text:p text:style-name="Standard">Device Spec</text:p>
      <text:p text:style-name="Standard">----------------</text:p>
      <text:p text:style-name="P9"><text:tab/></text:p>
      <text:p text:style-name="P10"><text:span text:style-name="T5"><text:s text:c="11"/></text:span><text:span text:style-name="T6">ESP32</text:span></text:p>
      <text:list xml:id="list2244336148" text:style-name="L1">
        <text:list-item>
          <text:p text:style-name="P13"><text:span text:style-name="T4">Processors: </text:span>CPU: Xtensa dual-core (or single-core) 32-bit LX6 microprocessor, operating at 160 or 240 MHz and performing at up to 600 <text:a xlink:type="simple" xlink:href="https://en.wikipedia.org/wiki/Dhrystone" text:style-name="Internet_20_link" text:visited-style-name="Visited_20_Internet_20_Link">DMIPS</text:a> </text:p>
        </text:list-item>
      </text:list>
      <text:list xml:id="list820317049" text:style-name="L2">
        <text:list-item>
          <text:p text:style-name="P14">Ultra low power (ULP) co-processor</text:p>
        </text:list-item>
      </text:list>
      <text:list xml:id="list4200892299" text:style-name="L3">
        <text:list-item>
          <text:p text:style-name="P18">Memory: 320 KiB RAM, 448 KiB ROM </text:p>
        </text:list-item>
        <text:list-item>
          <text:p text:style-name="P18">Wireless connectivity: </text:p>
          <text:list>
            <text:list-item>
              <text:p text:style-name="P18">Wi-Fi: <text:a xlink:type="simple" xlink:href="https://en.wikipedia.org/wiki/IEEE_802.11" text:style-name="Internet_20_link" text:visited-style-name="Visited_20_Internet_20_Link">802.11</text:a> b/g/n </text:p>
            </text:list-item>
            <text:list-item>
              <text:p text:style-name="P18">Bluetooth: v4.2 BR/EDR and BLE (shares the radio with Wi-Fi)</text:p>
            </text:list-item>
          </text:list>
        </text:list-item>
        <text:list-item>
          <text:p text:style-name="P18">Peripheral interfaces: </text:p>
          <text:list>
            <text:list-item>
              <text:p text:style-name="P18">34 × programmable <text:a xlink:type="simple" xlink:href="https://en.wikipedia.org/wiki/GPIO" text:style-name="Internet_20_link" text:visited-style-name="Visited_20_Internet_20_Link">GPIOs</text:a> </text:p>
            </text:list-item>
            <text:list-item>
              <text:p text:style-name="P18">12-bit <text:a xlink:type="simple" xlink:href="https://en.wikipedia.org/wiki/Successive_approximation_ADC" text:style-name="Internet_20_link" text:visited-style-name="Visited_20_Internet_20_Link">SAR ADC</text:a> up to 18 channels </text:p>
            </text:list-item>
            <text:list-item>
              <text:p text:style-name="P18">2 × 8-bit <text:a xlink:type="simple" xlink:href="https://en.wikipedia.org/wiki/Digital-to-analog_converter" text:style-name="Internet_20_link" text:visited-style-name="Visited_20_Internet_20_Link">DACs</text:a> </text:p>
            </text:list-item>
            <text:list-item>
              <text:p text:style-name="P18">10 × touch sensors (<text:a xlink:type="simple" xlink:href="https://en.wikipedia.org/wiki/Capacitive_sensing" text:style-name="Internet_20_link" text:visited-style-name="Visited_20_Internet_20_Link">capacitive sensing</text:a> GPIOs) </text:p>
            </text:list-item>
            <text:list-item>
              <text:p text:style-name="P18">4 × <text:a xlink:type="simple" xlink:href="https://en.wikipedia.org/wiki/Serial_Peripheral_Interface_Bus" text:style-name="Internet_20_link" text:visited-style-name="Visited_20_Internet_20_Link">SPI</text:a> </text:p>
            </text:list-item>
            <text:list-item>
              <text:p text:style-name="P18">2 × <text:a xlink:type="simple" xlink:href="https://en.wikipedia.org/wiki/I²S" text:style-name="Internet_20_link" text:visited-style-name="Visited_20_Internet_20_Link">I²S</text:a> interfaces </text:p>
            </text:list-item>
            <text:list-item>
              <text:p text:style-name="P18">2 × <text:a xlink:type="simple" xlink:href="https://en.wikipedia.org/wiki/I²C" text:style-name="Internet_20_link" text:visited-style-name="Visited_20_Internet_20_Link">I²C</text:a> interfaces </text:p>
            </text:list-item>
            <text:list-item>
              <text:p text:style-name="P18">3 × <text:a xlink:type="simple" xlink:href="https://en.wikipedia.org/wiki/Universal_asynchronous_receiver-transmitter" text:style-name="Internet_20_link" text:visited-style-name="Visited_20_Internet_20_Link">UART</text:a> </text:p>
            </text:list-item>
            <text:list-item>
              <text:p text:style-name="P18"><text:a xlink:type="simple" xlink:href="https://en.wikipedia.org/wiki/Secure_Digital" text:style-name="Internet_20_link" text:visited-style-name="Visited_20_Internet_20_Link">SD</text:a>/<text:a xlink:type="simple" xlink:href="https://en.wikipedia.org/wiki/Secure_Digital#SDIO_cards" text:style-name="Internet_20_link" text:visited-style-name="Visited_20_Internet_20_Link">SDIO</text:a>/<text:a xlink:type="simple" xlink:href="https://en.wikipedia.org/wiki/CE-ATA" text:style-name="Internet_20_link" text:visited-style-name="Visited_20_Internet_20_Link">CE-ATA</text:a>/<text:a xlink:type="simple" xlink:href="https://en.wikipedia.org/wiki/MultiMediaCard" text:style-name="Internet_20_link" text:visited-style-name="Visited_20_Internet_20_Link">MMC</text:a>/<text:a xlink:type="simple" xlink:href="https://en.wikipedia.org/wiki/MultiMediaCard#eMMC" text:style-name="Internet_20_link" text:visited-style-name="Visited_20_Internet_20_Link">eMMC</text:a> host controller </text:p>
            </text:list-item>
            <text:list-item>
              <text:p text:style-name="P18">SDIO/SPI slave controller </text:p>
            </text:list-item>
            <text:list-item>
              <text:p text:style-name="P18"><text:a xlink:type="simple" xlink:href="https://en.wikipedia.org/wiki/Ethernet" text:style-name="Internet_20_link" text:visited-style-name="Visited_20_Internet_20_Link">Ethernet</text:a> MAC interface with dedicated DMA and planned <text:a xlink:type="simple" xlink:href="https://en.wikipedia.org/wiki/Precision_Time_Protocol" text:style-name="Internet_20_link" text:visited-style-name="Visited_20_Internet_20_Link">IEEE 1588 Precision Time Protocol</text:a> support<text:bookmark text:name="cite_ref-4"/><text:a xlink:type="simple" xlink:href="https://en.wikipedia.org/wiki/ESP32#cite_note-4" text:style-name="Internet_20_link" text:visited-style-name="Visited_20_Internet_20_Link">[4]</text:a> </text:p>
            </text:list-item>
            <text:list-item>
              <text:p text:style-name="P18"><text:a xlink:type="simple" xlink:href="https://en.wikipedia.org/wiki/CAN_bus" text:style-name="Internet_20_link" text:visited-style-name="Visited_20_Internet_20_Link">CAN bus</text:a> 2.0 </text:p>
            </text:list-item>
            <text:list-item>
              <text:p text:style-name="P18">Infrared remote controller (TX/RX, up to 8 channels) </text:p>
            </text:list-item>
            <text:list-item>
              <text:p text:style-name="P18">Motor <text:a xlink:type="simple" xlink:href="https://en.wikipedia.org/wiki/Pulse-width_modulation" text:style-name="Internet_20_link" text:visited-style-name="Visited_20_Internet_20_Link">PWM</text:a> </text:p>
            </text:list-item>
            <text:list-item>
              <text:p text:style-name="P18">LED <text:a xlink:type="simple" xlink:href="https://en.wikipedia.org/wiki/Pulse-width_modulation" text:style-name="Internet_20_link" text:visited-style-name="Visited_20_Internet_20_Link">PWM</text:a> (up to 16 channels) </text:p>
            </text:list-item>
            <text:list-item>
              <text:p text:style-name="P18"><text:a xlink:type="simple" xlink:href="https://en.wikipedia.org/wiki/Hall_effect_sensor" text:style-name="Internet_20_link" text:visited-style-name="Visited_20_Internet_20_Link">Hall effect sensor</text:a> </text:p>
            </text:list-item>
            <text:list-item>
              <text:p text:style-name="P18">Ultra low power analog pre-amplifier</text:p>
            </text:list-item>
          </text:list>
        </text:list-item>
        <text:list-item>
          <text:p text:style-name="P18">Security: </text:p>
          <text:list>
            <text:list-item>
              <text:p text:style-name="P18">IEEE 802.11 standard security features all supported, including <text:a xlink:type="simple" xlink:href="https://en.wikipedia.org/wiki/Wi-Fi_Protected_Access" text:style-name="Internet_20_link" text:visited-style-name="Visited_20_Internet_20_Link">WPA</text:a>, WPA2, WPA3 (depending on version)<text:bookmark text:name="cite_ref-5"/><text:a xlink:type="simple" xlink:href="https://en.wikipedia.org/wiki/ESP32#cite_note-5" text:style-name="Internet_20_link" text:visited-style-name="Visited_20_Internet_20_Link">[5]</text:a> and <text:a xlink:type="simple" xlink:href="https://en.wikipedia.org/wiki/WLAN_Authentication_and_Privacy_Infrastructure" text:style-name="Internet_20_link" text:visited-style-name="Visited_20_Internet_20_Link">WAPI</text:a> </text:p>
            </text:list-item>
            <text:list-item>
              <text:p text:style-name="P18">Secure boot </text:p>
            </text:list-item>
            <text:list-item>
              <text:p text:style-name="P18">Flash encryption </text:p>
            </text:list-item>
            <text:list-item>
              <text:p text:style-name="P18">1024-bit OTP, up to 768-bit for customers </text:p>
            </text:list-item>
            <text:list-item>
              <text:p text:style-name="P18"><text:soft-page-break/>Cryptographic hardware acceleration: <text:a xlink:type="simple" xlink:href="https://en.wikipedia.org/wiki/Advanced_Encryption_Standard" text:style-name="Internet_20_link" text:visited-style-name="Visited_20_Internet_20_Link">AES</text:a>, <text:a xlink:type="simple" xlink:href="https://en.wikipedia.org/wiki/SHA-2" text:style-name="Internet_20_link" text:visited-style-name="Visited_20_Internet_20_Link">SHA-2</text:a>, <text:a xlink:type="simple" xlink:href="https://en.wikipedia.org/wiki/RSA_(cryptosystem)" text:style-name="Internet_20_link" text:visited-style-name="Visited_20_Internet_20_Link">RSA</text:a>, <text:a xlink:type="simple" xlink:href="https://en.wikipedia.org/wiki/Elliptic_curve_cryptography" text:style-name="Internet_20_link" text:visited-style-name="Visited_20_Internet_20_Link">elliptic curve cryptography</text:a> (ECC), <text:a xlink:type="simple" xlink:href="https://en.wikipedia.org/wiki/Random_number_generator" text:style-name="Internet_20_link" text:visited-style-name="Visited_20_Internet_20_Link">random number generator</text:a> (RNG)</text:p>
            </text:list-item>
          </text:list>
        </text:list-item>
        <text:list-item>
          <text:p text:style-name="P18">Power management: </text:p>
          <text:list>
            <text:list-item>
              <text:p text:style-name="P18">Internal <text:a xlink:type="simple" xlink:href="https://en.wikipedia.org/wiki/Low-dropout_regulator" text:style-name="Internet_20_link" text:visited-style-name="Visited_20_Internet_20_Link">low-dropout regulator</text:a> </text:p>
            </text:list-item>
            <text:list-item>
              <text:p text:style-name="P18">Individual power domain for RTC </text:p>
            </text:list-item>
            <text:list-item>
              <text:p text:style-name="P18">5 μA deep sleep current </text:p>
            </text:list-item>
            <text:list-item>
              <text:p text:style-name="P15">Wake up from GPIO interrupt, timer, ADC measurements, capacitive touch sensor interrupt</text:p>
            </text:list-item>
          </text:list>
        </text:list-item>
      </text:list>
      <text:p text:style-name="P10"/>
      <text:p text:style-name="P10"><text:tab/></text:p>
      <text:p text:style-name="P16"><text:tab/>SN65HVD230 <text:s/>CAN transceiver </text:p>
      <text:list xml:id="list4180602201" text:style-name="L4">
        <text:list-item>
          <text:p text:style-name="P19">Powered from 3.3V </text:p>
        </text:list-item>
        <text:list-item>
          <text:p text:style-name="P19">Features ESD protection </text:p>
        </text:list-item>
        <text:list-item>
          <text:p text:style-name="P19">Connecting MCUs to the CAN network </text:p>
        </text:list-item>
        <text:list-item>
          <text:p text:style-name="P17">Compatible with PCA82C250 </text:p>
        </text:list-item>
      </text:list>
      <text:p text:style-name="P1"/>
      <text:p text:style-name="P1"/>
      <text:p text:style-name="P4"><text:span text:style-name="T3">CAN</text:span> <text:span text:style-name="T3">B</text:span>us <text:span text:style-name="T3">I</text:span>mplementation</text:p>
      <text:p text:style-name="P2">---------------------------------------------</text:p>
      <text:p text:style-name="P4">CANH - &gt; 2.5V to 3.3V</text:p>
      <text:p text:style-name="P4">CANL -&gt; <text:span text:style-name="T1">0v to 2.5V</text:span></text:p>
      <text:p text:style-name="P4"/>
      <text:p text:style-name="P6">120E resister between CANH and CANL</text:p>
      <text:p text:style-name="P1"/>
      <text:p text:style-name="P3"><text:span text:style-name="T8">R</text:span>eference</text:p>
      <text:p text:style-name="P3">---------------------------------------------</text:p>
      <text:p text:style-name="P3"><text:a xlink:type="simple" xlink:href="https://hackaday.com/2017/01/04/on-board-diagnostics/" text:style-name="Internet_20_link" text:visited-style-name="Visited_20_Internet_20_Link">https://hackaday.com/2017/01/04/on-board-diagnostics/</text:a></text:p>
      <text:p text:style-name="P3"><text:a xlink:type="simple" xlink:href="http://www.obddiag.net/allpro.html" text:style-name="Internet_20_link" text:visited-style-name="Visited_20_Internet_20_Link">http://www.obddiag.net/allpro.html</text:a></text:p>
      <text:p text:style-name="P3"><text:a xlink:type="simple" xlink:href="https://www.hackster.io/news/the-can32-an-esp32-based-can-bus-board-af5c9e1bd8ec" text:style-name="Internet_20_link" text:visited-style-name="Visited_20_Internet_20_Link">https://www.hackster.io/news/the-can32-an-esp32-based-can-bus-board-af5c9e1bd8ec</text:a></text:p>
      <text:p text:style-name="P5"/>
      <text:p text:style-name="P5">[<text:span text:style-name="T6">CAN</text:span> <text:span text:style-name="T2">B</text:span>us <text:span text:style-name="T7">L</text:span>ibrary]</text:p>
      <text:p text:style-name="P3"><text:a xlink:type="simple" xlink:href="https://www.arduino.cc/reference/en/libraries/can/" text:style-name="Internet_20_link" text:visited-style-name="Visited_20_Internet_20_Link"/></text:p>
      <text:p text:style-name="P3"><text:a xlink:type="simple" xlink:href="https://www.arduino.cc/reference/en/libraries/can/" text:style-name="Internet_20_link" text:visited-style-name="Visited_20_Internet_20_Link">https://www.arduino.cc/reference/en/libraries/can/</text:a></text:p>
      <text:p text:style-name="P3"><text:a xlink:type="simple" xlink:href="https://github.com/sandeepmistry/arduino-CAN" text:style-name="Internet_20_link" text:visited-style-name="Visited_20_Internet_20_Link">https://github.com/sandeepmistry/arduino-CAN</text:a></text:p>
      <text:p text:style-name="P3"/>
      <text:p text:style-name="P7">[ESP32]</text:p>
      <text:p text:style-name="P7"/>
      <text:p text:style-name="P7">https://www.google.com/url?sa=t&amp;rct=j&amp;q=&amp;esrc=s&amp;source=web&amp;cd=&amp;ved=2ahUKEwiAmom9yZL1AhVLzjgGHQz4DrgQFnoECBIQAQ&amp;url=https%3A%2F%2Fwww.espressif.com%2Fsites%2Fdefault%2Ffiles%2Fdocumentation%2Fesp32_datasheet_en.pdf&amp;usg=AOvVaw0aPqs26KTwgQAQ33yEvdPB</text:p>
      <text:p text:style-name="P7"/>
      <text:p text:style-name="P7"><text:a xlink:type="simple" xlink:href="https://www.electronicshub.org/getting-started-with-esp32/" text:style-name="Internet_20_link" text:visited-style-name="Visited_20_Internet_20_Link">https://www.electronicshub.org/getting-started-with-esp32/</text:a></text:p>
      <text:p text:style-name="P7"/>
      <text:p text:style-name="P7"><text:a xlink:type="simple" xlink:href="https://randomnerdtutorials.com/esp32-dual-core-arduino-ide/" text:style-name="Internet_20_link" text:visited-style-name="Visited_20_Internet_20_Link">https://randomnerdtutorials.com/esp32-dual-core-arduino-ide/</text:a></text:p>
      <text:p text:style-name="P12"/>
      <text:p text:style-name="P12">[CAN Bus USB ]</text:p>
      <text:p text:style-name="P7">https://www.youtube.com/watch?v=kkdRdKbMhPI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30T22:08:02.089358008</meta:creation-date>
    <dc:date>2022-01-03T23:30:52.888394527</dc:date>
    <meta:editing-duration>PT1H36M38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2" meta:paragraph-count="70" meta:word-count="333" meta:character-count="2738" meta:non-whitespace-character-count="2466"/>
  </office:meta>
</office:document-meta>
</file>